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2ce" officeooo:paragraph-rsid="001dc2ce"/>
    </style:style>
    <style:style style:name="P2" style:family="paragraph" style:parent-style-name="Standard">
      <style:text-properties fo:font-weight="bold" officeooo:rsid="001dc2ce" officeooo:paragraph-rsid="001dc2c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dc2ce" officeooo:paragraph-rsid="001dc2ce" style:font-weight-asian="normal" style:font-weight-complex="normal"/>
    </style:style>
    <style:style style:name="P4" style:family="paragraph" style:parent-style-name="Standard">
      <style:text-properties fo:font-style="italic" style:text-underline-style="none" fo:font-weight="bold" officeooo:rsid="001dc2ce" officeooo:paragraph-rsid="001dc2ce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1e3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<text:span text:style-name="T2">RESUME <text:s/>LETTER</text:span></text:p>
      <text:p text:style-name="P4"><text:s/></text:p>
      <text:p text:style-name="P4"><text:s text:c="54"/>NAME :DEVIKA K PRAMOD</text:p>
      <text:p text:style-name="P4"><text:s text:c="35"/>QUALIFICATION:BSC GRADUATE</text:p>
      <text:p text:style-name="P4"><text:s text:c="53"/>EMAIL:<text:a xlink:type="simple" xlink:href="mailto:kpramoddevika@gmail.com" text:style-name="Internet_20_link" text:visited-style-name="Visited_20_Internet_20_Link">kpramoddevika@gmail.com</text:a></text:p>
      <text:p text:style-name="P4"><text:s text:c="52"/><text:span text:style-name="T4">PHONE:9961725402</text:span></text:p>
      <text:p text:style-name="P3"><text:s text:c="26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12:16.731836567</meta:creation-date>
    <dc:date>2021-11-25T17:26:40.604662345</dc:date>
    <meta:editing-duration>PT3M22S</meta:editing-duration>
    <meta:editing-cycles>1</meta:editing-cycles>
    <meta:document-statistic meta:table-count="0" meta:image-count="0" meta:object-count="0" meta:page-count="1" meta:paragraph-count="7" meta:word-count="10" meta:character-count="382" meta:non-whitespace-character-count="100"/>
    <meta:generator>LibreOffice/5.1.6.2$Linux_X86_64 LibreOffice_project/10m0$Build-2</meta:generator>
  </office:meta>
</office:document-meta>
</file>